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9375in" fo:margin-left="-0.0417in" fo:margin-top="0in" fo:margin-bottom="0in" table:align="left"/>
    </style:style>
    <style:style style:name="Table1.A" style:family="table-column">
      <style:table-column-properties style:column-width="0.5833in"/>
    </style:style>
    <style:style style:name="Table1.B" style:family="table-column">
      <style:table-column-properties style:column-width="4.354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Text_20_body">
      <loext:graphic-properties draw:fill-hatch-name="hatch"/>
      <style:paragraph-properties fo:margin-top="0in" fo:margin-bottom="0in" style:contextual-spacing="true"/>
      <style:text-properties officeooo:paragraph-rsid="0010d860"/>
    </style:style>
    <style:style style:name="P2" style:family="paragraph" style:parent-style-name="Heading_20_1">
      <loext:graphic-properties draw:fill-hatch-name="hatch"/>
      <style:paragraph-properties fo:margin-top="0in" fo:margin-bottom="0in" style:contextual-spacing="true"/>
      <style:text-properties fo:font-weight="normal" officeooo:paragraph-rsid="00186118" style:font-weight-asian="normal" style:font-weight-complex="normal"/>
    </style:style>
    <style:style style:name="P3" style:family="paragraph" style:parent-style-name="Standard">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Text_20_body">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5" style:family="paragraph" style:parent-style-name="Standard">
      <loext:graphic-properties draw:fill-hatch-name="hatch"/>
      <style:paragraph-properties fo:margin-top="0in" fo:margin-bottom="0in" style:contextual-spacing="true"/>
      <style:text-properties fo:font-weight="normal" officeooo:rsid="00186118" officeooo:paragraph-rsid="00186118" style:font-weight-asian="normal" style:font-weight-complex="normal"/>
    </style:style>
    <style:style style:name="P6"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7" style:family="paragraph" style:parent-style-name="Subtitle">
      <loext:graphic-properties draw:fill-hatch-name="hatch"/>
      <style:paragraph-properties fo:margin-top="0in" fo:margin-bottom="0in" style:contextual-spacing="true"/>
      <style:text-properties fo:font-weight="bold" officeooo:paragraph-rsid="0010d860" style:font-weight-asian="bold" style:font-weight-complex="bold"/>
    </style:style>
    <style:style style:name="P8" style:family="paragraph" style:parent-style-name="Title">
      <loext:graphic-properties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9" style:family="paragraph" style:parent-style-name="Standard">
      <loext:graphic-properties draw:fill-hatch-name="hatch"/>
      <style:paragraph-properties fo:margin-top="0in" fo:margin-bottom="0in" style:contextual-spacing="true" fo:text-align="end" style:justify-single-word="false">
        <style:tab-stops/>
      </style:paragraph-properties>
    </style:style>
    <style:style style:name="P10" style:family="paragraph" style:parent-style-name="Standard">
      <loext:graphic-properties draw:fill-hatch-name="hatch"/>
      <style:paragraph-properties fo:margin-top="0in" fo:margin-bottom="0in" style:contextual-spacing="true" fo:text-align="start" style:justify-single-word="false">
        <style:tab-stops/>
      </style:paragraph-properties>
    </style:style>
    <style:style style:name="P11" style:family="paragraph" style:parent-style-name="Standard">
      <loext:graphic-properties draw:fill-hatch-name="hatch"/>
      <style:paragraph-properties fo:margin-top="0in" fo:margin-bottom="0in" style:contextual-spacing="true"/>
    </style:style>
    <style:style style:name="P12"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3"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language="en" fo:country="PH" fo:font-weight="bold" fo:background-color="transparent" loext:padding="0in" loext:border="none"/>
    </style:style>
    <style:style style:name="P14" style:family="paragraph" style:parent-style-name="Text_20_body">
      <loext:graphic-properties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style>
    <style:style style:name="P15" style:family="paragraph" style:parent-style-name="Heading_20_2">
      <loext:graphic-properties draw:fill-hatch-name="hatch"/>
      <style:paragraph-properties fo:margin-top="0in" fo:margin-bottom="0in" style:contextual-spacing="true"/>
      <style:text-properties fo:font-weight="normal" style:font-weight-asian="normal" style:font-weight-complex="normal"/>
    </style:style>
    <style:style style:name="P16" style:family="paragraph" style:parent-style-name="Heading_20_2">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17" style:family="paragraph" style:parent-style-name="Heading_20_2">
      <loext:graphic-properties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18"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T1"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2" style:family="text">
      <style:text-properties officeooo:rsid="001a63e3"/>
    </style:style>
    <style:style style:name="T3" style:family="text">
      <style:text-properties officeooo:rsid="0010d860"/>
    </style:style>
    <style:style style:name="T4" style:family="text">
      <style:text-properties officeooo:rsid="00186118"/>
    </style:style>
    <style:style style:name="T5" style:family="text">
      <style:text-properties fo:language="en" fo:country="US" officeooo:rsid="00186118"/>
    </style:style>
    <style:style style:name="T6" style:family="text">
      <style:text-properties officeooo:rsid="0018f0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ive Inference Institute 2022 Quarterly Roundtable <text:span text:style-name="T4">2</text:span></text:p>
      <text:p text:style-name="P12"/>
      <text:p text:style-name="P13"/>
      <text:p text:style-name="P12"/>
      <text:p text:style-name="P7">Presented by Active Inference Institute in 2022</text:p>
      <text:p text:style-name="P11"/>
      <text:p text:style-name="P11"/>
      <text:h text:style-name="P2" text:outline-level="1"><text:span text:style-name="T5">June 29</text:span><text:span text:style-name="T2">, 2022</text:span></text:h>
      <text:p text:style-name="P4"/>
      <text:p text:style-name="P1"><text:a xlink:type="simple" xlink:href="https://www.youtube.com/watch?v=2s27lSZDqGM" text:style-name="Internet_20_link" text:visited-style-name="Visited_20_Internet_20_Link"><text:span text:style-name="T1">https://www.youtube.com/watch?v=2s27lSZDqGM</text:span></text:a></text:p>
      <text:p text:style-name="P14"/>
      <text:p text:style-name="P6"><text:a xlink:type="simple" xlink:href="https://www.activeinference.org/" text:style-name="Internet_20_link" text:visited-style-name="Visited_20_Internet_20_Link">https://www.activeinference.org/</text:a> </text:p>
      <text:p text:style-name="P6"/>
      <text:h text:style-name="P15" text:outline-level="2"><text:span text:style-name="T3">SESSION SPEAKER</text:span>S</text:h>
      <text:p text:style-name="P5">Daniel, Bleu, Jakub, Alex, <text:span text:style-name="T6">Ivan</text:span></text:p>
      <text:p text:style-name="P3"/>
      <text:p text:style-name="P3"/>
      <text:h text:style-name="P16" text:outline-level="2">CONTENTS</text:h>
      <table:table table:name="Table1" table:style-name="Table1">
        <table:table-column table:style-name="Table1.A"/>
        <table:table-column table:style-name="Table1.B"/>
        <table:table-row table:style-name="Table1.1">
          <table:table-cell table:style-name="Table1.A1" office:value-type="string">
            <text:p text:style-name="P9">00:24</text:p>
          </table:table-cell>
          <table:table-cell table:style-name="Table1.A1" office:value-type="string">
            <text:p text:style-name="P10">Greetings!</text:p>
          </table:table-cell>
        </table:table-row>
        <table:table-row table:style-name="Table1.1">
          <table:table-cell table:style-name="Table1.A1" office:value-type="string">
            <text:p text:style-name="P9">01:36</text:p>
          </table:table-cell>
          <table:table-cell table:style-name="Table1.A1" office:value-type="string">
            <text:p text:style-name="P10">Highlights retrospectives</text:p>
          </table:table-cell>
        </table:table-row>
        <table:table-row table:style-name="Table1.1">
          <table:table-cell table:style-name="Table1.A1" office:value-type="string">
            <text:p text:style-name="P9">05:02</text:p>
          </table:table-cell>
          <table:table-cell table:style-name="Table1.A1" office:value-type="string">
            <text:p text:style-name="P10">Updates on the Project Scale</text:p>
          </table:table-cell>
        </table:table-row>
        <table:table-row table:style-name="Table1.1">
          <table:table-cell table:style-name="Table1.A1" office:value-type="string">
            <text:p text:style-name="P9">15:40</text:p>
          </table:table-cell>
          <table:table-cell table:style-name="Table1.A1" office:value-type="string">
            <text:p text:style-name="P10">Education</text:p>
          </table:table-cell>
        </table:table-row>
        <table:table-row table:style-name="Table1.1">
          <table:table-cell table:style-name="Table1.A1" office:value-type="string">
            <text:p text:style-name="P9">23:27</text:p>
          </table:table-cell>
          <table:table-cell table:style-name="Table1.A1" office:value-type="string">
            <text:p text:style-name="P10">Active Entitites</text:p>
          </table:table-cell>
        </table:table-row>
        <table:table-row table:style-name="Table1.1">
          <table:table-cell table:style-name="Table1.A1" office:value-type="string">
            <text:p text:style-name="P9">45:40</text:p>
          </table:table-cell>
          <table:table-cell table:style-name="Table1.A1" office:value-type="string">
            <text:p text:style-name="P10">Systems Thinking Summer Intensive</text:p>
          </table:table-cell>
        </table:table-row>
        <table:table-row table:style-name="Table1.1">
          <table:table-cell table:style-name="Table1.A1" office:value-type="string">
            <text:p text:style-name="P9">27:06</text:p>
          </table:table-cell>
          <table:table-cell table:style-name="Table1.A1" office:value-type="string">
            <text:p text:style-name="P10">Educational Activities</text:p>
          </table:table-cell>
        </table:table-row>
        <table:table-row table:style-name="Table1.1">
          <table:table-cell table:style-name="Table1.A1" office:value-type="string">
            <text:p text:style-name="P9">50:59</text:p>
          </table:table-cell>
          <table:table-cell table:style-name="Table1.A1" office:value-type="string">
            <text:p text:style-name="P10">Expanding and Scaling the Active Inference Journal</text:p>
          </table:table-cell>
        </table:table-row>
      </table:table>
      <text:p text:style-name="P11"/>
      <text:p text:style-name="P3"/>
      <text:h text:style-name="P17" text:outline-level="2">TRANSCRIPT</text:h>
      <text:p text:style-name="P1">00:28 Daniel:</text:p>
      <text:p text:style-name="P1">All right. Hello. Welcome, everyone. This is the ActInf Lab quarterly roundtable number 20 - Number two in 2022!</text:p>
      <text:p text:style-name="P1">It's June 29, 2022. So welcome to the active inference lab. We're a participatory online lab that is communicating, learning and practicing applied active coherence. You can find us at the links on the slide. This is a recorded and an archive Livestream, so please provide us with feedback so we can improve our work.</text:p>
      <text:p text:style-name="P1">All backgrounds and perspectives are welcome and will be following video etiquette for live streams. Today, it's a quarterly round table lab meeting, so we're going to have a lot of updates to share on some of the activity of the second quarter of 2022 and also share a lot of next steps at the project and at the organizational scale.</text:p>
      <text:p text:style-name="P1"><text:soft-page-break/>01:29 So let's begin with an introduction warmup. We can say hello and maybe as if it were a paper. We were discussing what was just one memory or something that you learned this quarter or some participation that you just want to call out and highlight.</text:p>
      <text:p text:style-name="P1">So I'll go first. I'm Daniel. I'm a researcher in California and have a lot to add, but just saw so much amazing parameterisation and development this quarter without having compiled these slides with everybody. So much would have just it all happened so fast and so looking forward to catching up on this and also building structures so that we can even have more clarity internally and externally about what we're working on.</text:p>
      <text:p text:style-name="P1">02:30 Like, there's just quite a contrast with hopefully this lab meeting and even our previous five or six.</text:p>
      <text:p text:style-name="P1">And I'll pass it to Bleu.</text:p>
      <text:p text:style-name="P1"/>
      <text:p text:style-name="P1">02:41 Speaker B:</text:p>
      <text:p text:style-name="P1">Yeah, this quarter was awesome. I think the launch of the textbook group has been pretty mindblowing for me. That's like a new thing that we've done. And, yeah, I am enjoying it and looking forward to future cohorts. Andy Clark two, the textbook group.</text:p>
      <text:p text:style-name="P1">But that to me was kind of like a pivotal moment in this last three months. And I'll pass to Jacob.</text:p>
      <text:p text:style-name="P1"/>
      <text:p text:style-name="P1">03:10 Speaker C:</text:p>
      <text:p text:style-name="P1">Hi, I'm Eko. I'm a student in the UK, and the textbook group was also the highlight this quarter for me. And one thing that I learned probably would have to be that multi agent active inference is a lot more interesting and harder than initially means the eye.</text:p>
      <text:p text:style-name="P1">And I'll pass it to Alex.</text:p>
      <text:p text:style-name="P1"/>
      <text:p text:style-name="P1">03:45 Speaker D:</text:p>
      <text:p text:style-name="P1">Yeah, thanks. I'm Alex, and I can agree that education as a service from the lab is the most important thing for this quarter. So for study group as well as for our formers what we are planning and now preparing for participants and more broader community most important thing, from deposit to Bijan.</text:p>
      <text:p text:style-name="P1"/>
      <text:p text:style-name="P1">04:16 Speaker E:</text:p>
      <text:p text:style-name="P1">Thank you, Alex. My name is Bijan. I'm in Romania. I'm a researcherian, systems management school. Last quarter we done a lot of work in case of education as well as in case of administration in the lab level.</text:p>
      <text:p text:style-name="P1">So I'm looking forward to development for all the directions we are dealing with.</text:p>
      <text:p text:style-name="P1"/>
      <text:p text:style-name="P1">04:56 Daniel:</text:p>
      <text:p text:style-name="P1">All right, let's get into the projects. So first we're going to provide some updates on the project scale. So these are things that happen during second quarter for a variety of projects. All right, first, as mentioned by several of us here, we began the first cohort of the Active Inference textbook group in May 2022 and that will go through July 2022.</text:p>
      <text:p text:style-name="P1">And we are working on the first five chapters of this active inference textbook by Thomas Parr, Giovanni Pezzulo and Karl Friston. And just to give a little taste though, there's a few other pieces too <text:soft-page-break/>that people who participate in future cohorts will get to experience. There's a collaborative questions and Discourse Affordance, which has allowed people to introduce basic clarifying questions as well as questions about application and about philosophy.</text:p>
      <text:p text:style-name="P1">06:00 All different kinds of questions have been addressed in a way that really clearly references which part of the text it's about, which page or which figure. And in fact, all the tables, figures, equations and so on have been annotated using Coda such that by just clicking on it you can see a pop up of a figure and that allows a very interactive way of dealing with different terms and different objects of attention.</text:p>
      <text:p text:style-name="P1">And then on the right we have some of the work by those engaged most in the math learning, where for each equation we are aiming to have a natural language description. First, just reading out the equation as it is. And also here active coherence ontology terms are in Bleu. So this will facilitate the translation of equations across human languages as well as the development of multiple programming languages maybe that are representing a certain equation and giving a lot of continuity with terms and the tools and the points of reference within the book.</text:p>
      <text:p text:style-name="P1">07:09 And all of that is being threaded together really by the active inference ontology which has been in development since really the initial days of the lab.</text:p>
      <text:p text:style-name="P1">So it's just awesome to see this new knowledge artifacts come onto the scene, new modification in the niche, new textbook has entered the chat and then be able to organize rapidly and have a bunch of participants get involved. What would anybody else like to add about the textbook group?</text:p>
      <text:p text:style-name="P1">It's different than a paper, it has similarities with papers, but it is very different. So it's been a great experience. Anything else though? Yeah, Alex.</text:p>
      <text:p text:style-name="P1"/>
      <text:p text:style-name="P1">08:01 Speaker D:</text:p>
      <text:p text:style-name="P1">Yeah, I think it was also interesting experience how Subgroup for Math Learning was organized, like my initiative of participants and how it started to work on like additional direction and provide more energy and more efforts to structure math side of the book.</text:p>
      <text:p text:style-name="P1"/>
      <text:p text:style-name="P1">08:29 Speaker E:</text:p>
      <text:p text:style-name="P1">This is our first attempt in such activity. As I see, it has a lot of opportunities for learners and it helps to acknowledge all the concepts and all the idea of exercise.</text:p>
      <text:p text:style-name="P1"/>
      <text:p text:style-name="P1">08:56 Daniel:</text:p>
      <text:p text:style-name="P1">Great. Okay, moving on to another educational effort, the internal systems thinking ongoing activity. Alex, would you like to describe a little bit here? Or.</text:p>
      <text:p text:style-name="P1"/>
      <text:p text:style-name="P1">09:15 Speaker D:</text:p>
      <text:p text:style-name="P1">I can say this from the beginning, it hae Parr of our strategy to use system thinking intelligence to organize work on projects and it is like a requirement for participants to have an understanding of concepts of system thinking. So having this computational activity for people who are willing to learn it and later to take part in different roles in Labs project, for us, it's like a basement for all we are doing and we are also learning. By doing visit occasion and hopefully new version of textbook and the program which we are using here to help us to be more and more efficient in all projects that we are doing.</text:p>
      <text:p text:style-name="P1"><text:soft-page-break/></text:p>
      <text:p text:style-name="P1">10:15 Daniel:</text:p>
      <text:p text:style-name="P1">Any other comments here?</text:p>
      <text:p text:style-name="P1"/>
      <text:p text:style-name="P1">10:19 Speaker E:</text:p>
      <text:p text:style-name="P1">Yeah, we launched this type of activity to have a common language for all the participants and this course is providing such language and it is one of such activity and I hope we will continue with different types of educational formats.</text:p>
      <text:p text:style-name="P1"/>
      <text:p text:style-name="P1">10:59 Daniel:</text:p>
      <text:p text:style-name="P1">Great. Okay, continuing on, we have also in education, there was a lot of development in Q Two with our Knowledge Engineering and Knowledge Corpus project Bleu. Would you like to provide initial summary?</text:p>
      <text:p text:style-name="P1"/>
      <text:p text:style-name="P1">11:20 Speaker B:</text:p>
      <text:p text:style-name="P1">Sure. So I think we've described this project before, but just briefly, we are taking the open force papers from PubMed that have active inference or free energy principle as keywords. And we've put all of these papers into a database with all of the authors and all of the metadata and we are then scraping them and parsing out the text for keywords from our ontology. And this is shown here in the heat map, this top right figure, it shows all the different ontology words and how they cluster per paper. So we've looked at keyword clustering and authorship.</text:p>
      <text:p text:style-name="P1">Like this is first author papers by year, so we can kind of see trends in active inference.</text:p>
      <text:p text:style-name="P1">12:21 But this will serve as then a way for our ontology to access the original data. So if you're looking for words in the ontology, something you don't understand, like Markov blanket or something like this, you can actually go straight to the horse's mouth, so to speak, and find papers that reference this, maybe that reference it a lot. And so we're intending to publish this and then really we want to build a reflexive system and invite people to upload their own papers. And we're also starting to get papers from archive now.</text:p>
      <text:p text:style-name="P1">And then we also will invite people to upload papers that maybe are not open access that they want to have catalog in our database. So it's really a fun, interesting data evidence project that I've enjoyed working on with Daniel and our colleague RJ. So yeah.</text:p>
      <text:p text:style-name="P1"/>
      <text:p text:style-name="P1">13:18 Daniel:</text:p>
      <text:p text:style-name="P1">Just to show that heat map again, where the columns are the terms and the frequency of their use and the rows are different clusters of papers. So this is like topic modeling, it's identifying clusters of terms that have a similar co expression pattern.</text:p>
      <text:p text:style-name="P1">And so it was really fun to apply this kind of heat mapping and clustering and some statistical techniques because both Bleu and I have worked with gene expression analyses where the rows would be like the genes and the genome and the columns would be how much different genes are expressed in different samples. And so the ontology is kind of like the genome because there's one copy of every term. It's like a dictionary and then some terms are used a lot or little or not at all in any given library, in any given sample of text. And so it's showing how the expression of the ontology and of terms <text:soft-page-break/>relates to this.</text:p>
      <text:p text:style-name="P1">14:25 In our case, a reference genome of not just the whole language dictionary, but specifically the active ontology as a versioning and developing artifact.</text:p>
      <text:p text:style-name="P1">So then rhetorical and conceptual relationships can be drawn in principle amongst ontology terms like here's the relationship between Markov Blanket and Friston Blanket or whatever other terms are being linked and also that can be integrated with empirical results from the literature and also translated across different language to facilitate all kinds of education and research assistance. So this will be really fun. And as Bleu mentioned, we're hoping to release the written paper and the tooling around this kind of a pipeline which includes people being able to submit papers in annotate and update the information and then also have a rendering output and hopefully we'll provide an update on that soon.</text:p>
      <text:p text:style-name="P1">15:26 But it was a fun quarter for this project. Any other comments on knowledge engineering?</text:p>
      <text:p text:style-name="P1">Okay, all right. In education we also had a great quarter, ActInf Livestream. So the two main series of live streams that we had this quarter, we had some guest dreams and we had our regular paper discussions live streams. So in the guest streams we hae Parr Fatchen, Adam SAFRON, Shannon Proch, Anna Lemke, Maxwell Ramstead and Dalton Sakthivadivel as well as just yesterday with professor Stephen Grossberg. So a lot of awesome guest dreams, one off presentations and discussions on active inference research really like core and cutting edge work as well as work that might not explicitly attention active inference but is super consistent and of general interest.</text:p>
      <text:p text:style-name="P1">16:32 Like with Professor Lemke, it was a great discussion on dopamine and in the paper, Livestream number had paper 414-243-4445 and 46 working my way through the was on extended active inference, 42 was on Robotic Inclination and the Slam Simultaneous Inclination and Mapping. 43 was a theoretical and experimental review related to predictive coding and active it was a mathematical review paper 44 was Therapeutic Alliance Active Inference Lab the Role of Therapeutic Touch and there Bijan Tenant was really instrumental in coordinating those discussions and preparing, as was Sid in 42. In 45 we talked about free energy principle made simpler but not too simple where Karl Friston and Thomas Parr joined for those discussions and provided some great insights into this paper.</text:p>
      <text:p text:style-name="P1">17:42 And we had a very cheerful time and there was a lot of surprises and a lot of Bayesian Surprise too. And no, surprise and Bayesian Surprise are not the same thing as we've been discussing in the textbook.</text:p>
      <text:p text:style-name="P1">And then in the last two weeks we've just completed Livestream number 46 on active models do not contradict folk psychology, which was great. Brought in some new people into live streaming, had some conversations of broad interest related to folk psychology and just the way that the academic, the lived and the DAG to DAG perspectives on cognitive science and experience all come together and even uncovered some of the adjacencies there that go into philosophical and even biological angles. So awesome live streams by everyone who had joined. And yes, a lot of learning happening within these streams.</text:p>
      <text:p text:style-name="P1">18:48 Any other comments or things that people want to know?</text:p>
      <text:p text:style-name="P1">Particularly fun stream that they watched or joined?</text:p>
      <text:p text:style-name="P1"/>
      <text:p text:style-name="P1">18:57 Speaker B:</text:p>
      <text:p text:style-name="P1">I had so much fun in 45.1, like, where I was deferred to as like, the expert on the paper. It's really funny. Like Carl's, like, well, Bleu, what do you think? Okay, that was really like, amusing. And cue.</text:p>
      <text:p text:style-name="P1"><text:soft-page-break/></text:p>
      <text:p text:style-name="P1">19:14 Daniel:</text:p>
      <text:p text:style-name="P1">Yeah, it was really a memorable experience was beginning 45 one, I think. And when we hit start streaming, Bleu and I were the only people in the chat and we didn't have confirmation that anyone else would join. So we just trusted the plan and had authors join quickly. And so it was very rapid reduction of uncertainty and yes, as tradition dictates the authors passing to us. And it's that kind of like participatory engagement where even though they wrote the paper, the expertise and the perspectives are still very attributes and hopefully it's striking a new and productive and also value align way to talk about.</text:p>
      <text:p text:style-name="P1">Research and to continue to develop research after artifacts are published in advance of other artifacts and just hope that we can continue to integrate in these discussions as like, the tip of the iceberg, the best of all worlds.</text:p>
      <text:p text:style-name="P1">20:33 In terms of having the rigor and the clarity and the conciseness where and as we need it, and also holding space for everything from basic questions, things that might not initially seem related, everything in between. So any other comments on live streams?</text:p>
      <text:p text:style-name="P1">All right, we didn't talk about this in the last quarterly lab meeting, but this was a paper from March 1, 2022. The authors were myself, Sean Appliquetz watson Arhan chaudhary RJ. Coda shadi l. Damati Abel a k. Serval Bleu here.</text:p>
      <text:p text:style-name="P1">Yvonne here. Sid. Sid. Code Amit Singh. Madameth Jacob.</text:p>
      <text:p text:style-name="P1">Here.</text:p>
      <text:p text:style-name="P1">21:33 Caleb. Tuttle and Alex. Here. So a bunch of us and a bunch of other colleagues.</text:p>
      <text:p text:style-name="P1">We had a great time working on this paper. And what we did was we evaluated web three and blockchain technology in relationship to the emergence area of decentralized science, DCM. We also explored some opportunities for where active inference could interface with DCM in theory and in practice as well. And that highlighted some important conversations around DSI in its technological aspects. What kind of technology is composing or moving the frontier of DCM in 2022 and then more in principle, what does it mean for science to be decentralized?</text:p>
      <text:p text:style-name="P1">Decentralized in what way? Wasn't it always decentralized? What kinds of failure modes across multiple scales do decentralized systems present themselves with?</text:p>
      <text:p text:style-name="P1">22:38 So we in the first part of this paper evaluated decentralized science DCM and just covered some historical threads that a lot of the coauthors just shared amazing views on. We then presented an Active Entity Biology for Science or AOS and presented it in Coda of tables, but we'll talk more about how we're continuing to develop it.</text:p>
      <text:p text:style-name="P1">It is a composable and versionable modeling system that uses the active inference entity partition with the blankets and the same ontology terms that we would use to describe particular entities partitioned states like affordances and policies and so on. And separated types of entities into two main types active entities, which are like adaptive active entities that are able to undertake actions and modify their niche and informational entities, which are also partitioned entities but do not engage in action selection.</text:p>
      <text:p text:style-name="P1">23:42 So, like a PDF of a paper, it's an informational entity, it's in the epistemic niche, but it's not taking actions. Whereas active entities ranging from humans or programs as well as organizational institutional type entities across multiple scales are engaging in communication and actions around <text:soft-page-break/>their epistemic niche.</text:p>
      <text:p text:style-name="P1">That is providing a foundation and a grounding for continued discussions that we're having about how to bring integrity and continuity amongst natural language representations, visual representations, and simulation type representations of complex digital and cyber physical systems. So would any of the other authors like to share, like anything that I missed or one part about this paper that they found useful or interesting to work on?</text:p>
      <text:p text:style-name="P1"/>
      <text:p text:style-name="P1">24:50 Speaker B:</text:p>
      <text:p text:style-name="P1">So I'll share. I thought this paper was interesting because there was a or there is quite a bit of tension between decentralization in terms of distributed effort and labor and also DCM as a market based entity or idea. And so resolving these two things or like the tension and juxtaposition of what is decided, is it just the distribution of knowledge and resources or is it more based on markets and blockchain? I think that was one of the key insights brought upon by this paper.</text:p>
      <text:p text:style-name="P1"/>
      <text:p text:style-name="P1">25:36 Daniel:</text:p>
      <text:p text:style-name="P1">Yes. And hopefully we'll have more spaces and time to explore and draw out some of these threads, maybe even a guest stream with these authors. But what is today known as Web Three and blockchain is developing and growing out of and beyond financial technology. And perhaps there's a sense of an agreement in which financial technology are some of the sinews and connective tissues by which science occurs, like value and financial action occur in scientific and epistemic ecosystems. But is that the common denominator?</text:p>
      <text:p text:style-name="P1">Will we be financial reductionists with respect to how we model, for example, motivation and all these types of cognitive features in epistemic ecosystems? At the same time, there's many features of blockchain systems that make them a natural fit for scientific information.</text:p>
      <text:p text:style-name="P1">26:42 So it's an ongoing discussion, and hopefully those with interest in DCM or in these kinds of technologies overall will just stay tuned and get involved because we're just beginning this avenue of development. Okay, any comments here? Or we'll continue.</text:p>
      <text:p text:style-name="P1">Okay, next we'll talk about some research and applications. We'll talk about the active Block Force project. So, Jacob, do you want to provide a little summary of active blockfronts?</text:p>
      <text:p text:style-name="P1"/>
      <text:p text:style-name="P1">27:19 Speaker C:</text:p>
      <text:p text:style-name="P1">Yeah. So active Blockchains is foraging progress Python package that concepts the recent new library for modeling agent with active inference called Time DP, and another library called Catcat, which is used a lot in economic and complex system simulations.</text:p>
      <text:p text:style-name="P1">So Active Ballard is right now a combination of the two where active imprint agents are modeled within Catcad and currently still very much work in progress. The overall structure of the package is still being developed, and we're working on polishing the implementation of Time DP and tailoring it more towards the Catcat style of development and also working on problems how to increase the complexity of the models with like, multiagine modeling or different constraints.</text:p>
      <text:p text:style-name="P1"/>
      <text:p text:style-name="P1">28:40 Daniel:</text:p>
      <text:p text:style-name="P1">Thanks. So Pymdp, just for context, is a Python package that has recently been developed, and it <text:soft-page-break/>provides a very simplified foothold for Python programming to be implementing the kinds of Markov decision processes that's MDP that are used in some formulations of active inference. And so it's an incredibly important package to use. And also there are some other features that are requisite to use for systems engineering for the kinds of generative models and generative process that we might want to implement in real applied active coherence settings. For example, parameter brain architectures and being able to specify execution orders and have some reproducibility around certain kinds of simulations, various features that the CAD CAD framework provides for.</text:p>
      <text:p text:style-name="P1">So as Jakob mentioned at the very beginning, the multiagent case is quite interesting.</text:p>
      <text:p text:style-name="P1">29:46 Like, does each entity perceive and then act and then we cascade through them in the same order, different order, or is there some other structures and execution orders? How does that influence active inference simulations? With Metamath, I've been continuing to work on the next generative model, the active infraant Colony implication, so I hope to share more specifics when we have it. But this is a continuation of the work that was done in 2021 with several colleagues.</text:p>
      <text:p text:style-name="P1">We're working on various other aspects of the package, and this last one here connecting to Ethereum or other Web three ecosystems. So just to kind of hinge on that and Clark into the next slide. For the Active Blueprint project, there was an Ecosystem Support Program grant available from the Ethereum Foundation, and we proposed in a grant application about a month ago to expand our current simulations into multi agent setting in order to explore cognition and behavior underlying DCM and D five projects.</text:p>
      <text:p text:style-name="P1">31:01 The grant was not funded, so the foraging continuum but it was a great learning experience and it helped us sharpen and elaborate on everything from the substance of the package itself to the Communications around it, and have preliminary discussions on how do we balance in a distributed team, retroactive funding, proactive funding, and so on. Specifically, we were proposing to develop multi agent ant, some case studies and digital twins that already exist in the ethereum ecosystem, porting those over into Active coherence lab framework and helping characterize scenarios and phenomena that had previously been only approached from a top down, essentially macroeconomic type of simulation.</text:p>
      <text:p text:style-name="P1">Like if the interest rate is this amount and this is the other parameter on this macro, then here's how the system will evolve.</text:p>
      <text:p text:style-name="P1">32:07 Trying to coherent that with a bottom up cognitive entity decision making framework that could be used in a lot of interesting ways. Specifically, we were interested about the possibility, and still are, of performing these kinds of cognitive audits, which is a terminology used in various artificial intelligence Fields. But a cognitive audit could provide insights into if potentially there was some smart contract or series of cyber physical relationships where from a computer security or network security perspective, it was airtight. However, in the cognitive niche, perhaps there were destabilizing forces or dynamics.</text:p>
      <text:p text:style-name="P1">And although it wouldn't have been part of our initial work, we hope to eventually include cognitive features even like for example, narrative and sentiment, such that different kinds of information, natural language, reading and writing, all these kinds of features of real cognitive systems could be integrated into these increasingly actionable and coherent digital twin type simulations.</text:p>
      <text:p text:style-name="P1">33:22 So if anybody is interested to get more involved in Active blockprints, whether they have familiarity with Python, Cadcad Academy, all or none of the above, everybody is welcome to get <text:soft-page-break/>involved. And also, if anyone has insights into how such a project might receive some funding, we're also open to those thoughts. Anything else on the grant application?</text:p>
      <text:p text:style-name="P1">Okay, we on the engagement and outreach frontier continuum, connecting with new and returning participants on different platforms. We saw growth across our Discord Twitter podcast channel and YouTube channel, so it was a good quarter of activity on these fronts.</text:p>
      <text:p text:style-name="P1">34:24 And of course, always feel free to share our public information or invite other people who you think might want to get involved. But we continue with the work. And these are our Active states in the epistemic niche.</text:p>
      <text:p text:style-name="P1">Any funny tweets, any memorable emojis?</text:p>
      <text:p text:style-name="P1">Okay? And then closing out the project updates on the staying on the engagement in outreach theme, we have some directions that are coalescing relating to the engagement and outreach at Active. So first we are developing an internship program that will share more details on, but will provide a much more scaffolded project specific way for individuals who want to on ramp into the lab or to step up their activity and learn by doing that way.</text:p>
      <text:p text:style-name="P1">35:29 We've written some letters of support for applications at university programs with more information. Should these applications of our colleagues be accepted?</text:p>
      <text:p text:style-name="P1">We believe that this kind of institution to institution partnership is going to be, there's going to be a lot of affordances for win win opportunities with different institutions reaching out to active lab and having a relationship where we can each contribute what we can do and be part of some joint action and generalized synchrony. And also especially through the relentless work of Dave Douglas, we've been improving our subtitles and language translation progress which we'll talk more about. But language translation includes math. So just at this first pass it's raising attention to the way in which whether it's audio content or textual content or morphing in between with speech to text and TextToSpeech annotation and translation is the basis of rigorous scholarship as well as accessible information.</text:p>
      <text:p text:style-name="P1">36:47 So making sure that whatever the initial artifact is that it can be consumed and enjoyed in the sensory modality that's most accessible to a given person and translated into the natural language, computer languages and so on that are most familiar to somebody, again, also helps with accessibility and rigor.</text:p>
      <text:p text:style-name="P1">So just like we looked at with a textbook group, with the math as a language truly being translated into natural language, using ontology terms that will facilitate translations amongst different languages, that will just make sure that from the first step to the 99th step of learning and applying active inference that it's really coherent and a comprehensive experience. So really awesome directions. And if anyone sees opportunities to join in engagement and outreach with us, of course, please feel free to just contact us.</text:p>
      <text:p text:style-name="P1">37:48 Any other comments on project updates on this action?</text:p>
      <text:p text:style-name="P1">Okay, so the next section of this lab meeting will be about the next steps at the project scale, starting with the theme of education. As mentioned, we are completing the first cohort first part of the active textbook group. After Cohort Hae, Park One will finish up through Chapter Five. In the end of July we're going to take August off and then we are going to pick back up with two parallel cohorts. There's going to be cohort one continuing on with part two of the textbook so that those first Conor can finish the textbook, at least a first pass on it during 2022.</text:p>
      <text:p text:style-name="P1">We will then also begin cohort two of part one.</text:p>
      <text:p text:style-name="P1"><text:soft-page-break/>38:53 So these will be a totally new batch of people who are coming in and starting on chapter one and people from cohort one who want to just take a second pass. I think we all do in a sense. Whether we take the plunge to be in cohort two or not is a different question. But all these materials are the kinds of things that we can just get many coats of, paint on and learn and read again and again.</text:p>
      <text:p text:style-name="P1">We're really excited for this second cohort because we'll be incorporating a lot of what we're learning from the first Conor into how we proceed with this second cohort as well as with part two in the first cohort. And hopefully this is just the first few of many, many textbook group cohorts because it provides a very accessible on ramp into learning and applying active coherence. The textbook is written with that kind of learning and applying in mind and hopefully these textbook groups are providing a service that makes that onramp even smoother and more fun and with more image memes and with more connecting the dots and more exercises to test more opportunities to ask questions.</text:p>
      <text:p text:style-name="P1">40:12 And I'll put the link in the YouTube chat for registering to participate in an upcoming cohort. Does anyone else want to add anything about this next steps on the textbook group?</text:p>
      <text:p text:style-name="P1"/>
      <text:p text:style-name="P1">40:28 Speaker B:</text:p>
      <text:p text:style-name="P1">Just that it's a great opportunity to get involved if you ant to learn more about active coherence or even if you're starting at ground zero. We've had some people come in with no idea about the math and yeah it's been I think really useful to work with everyone from all levels to kind of try to make this field more accessible for you.</text:p>
      <text:p text:style-name="P1"/>
      <text:p text:style-name="P1">40:53 Daniel:</text:p>
      <text:p text:style-name="P1">Awesome. Okay. Also on the education theme as suggested in some of the updates we're learning a lot from the textbook group and other educational projects that are occurring in the lab like the active inference ontology development and livestreams and with education and research as our mission we've always been interested in developing some active inference courses and educational experiences. Alex, do you want to provide some updates on how we'll be continuing here?</text:p>
      <text:p text:style-name="P1"/>
      <text:p text:style-name="P1">41:39 Speaker D:</text:p>
      <text:p text:style-name="P1">Yeah, thanks. This activity on creating online course is also many hours learning by doing force our own for creating courses because we understand that for different audiences different courses need to be created and finally we should have like a bunch of different ones and this introductory course will be and example of organizing the team of different educational roles which understand the needed to take part of creating course which should be quality, have quality and have accessibility and so on. That's why based on experience and materials and results of textbook group including and developing different types of cases and examples into online form which can be supported by online platform which we'll be using from Systems Management School it will be the first step to broad set of educational materials for any new people who will start to learn active coherence and we will create courses and improve it.</text:p>
      <text:p text:style-name="P1">43:13 Improved set of courses to make it accessible to as much people as possible.</text:p>
      <text:p text:style-name="P1"/>
      <text:p text:style-name="P1">43:22 Daniel:</text:p>
      <text:p text:style-name="P1">Yes, in the long arc of education and even just active inference education. This is a modified curio <text:soft-page-break/>card. Yes, I right click saved it and now on the top of this pile of books is the active inference textbook and it's just reflecting like one more epistemic niche modification and it is coming after of course many papers and also other kinds of educational materials that have been prepared foraging from short form workshops. That have been held in different locations to blogs and GitHub repositories like famously ant Beren Millidge of just informative links. And those are all very important educational formats.</text:p>
      <text:p text:style-name="P1">However, there is nothing like an active inference course. And for a course to be done right and versioned in our attention situation and with our conceptual focus on active inference, it's quite a challenge.</text:p>
      <text:p text:style-name="P1">44:34 But there's also an amazing opportunity here. So for those who would like to be learning more about how to participate, this is one way to be getting involved at some stage with a team or with feedback on the initial course. Or of course, just as with the textbook group, the early cohorts who cocreate in this participatory way.</text:p>
      <text:p text:style-name="P1">So this is super exciting. And also we've had a lot of great contributions from participants from Dean Jessica Brock, so many others who've added and helped us build a lot of like a garage of spare parts and motifs and conversation that when we formalize the course, team will be able to be taken into account and implemented. Okay.</text:p>
      <text:p text:style-name="P1">45:34 Alright. On the education theme as well, let's talk about the systems thinking summer intensive. Yvonne or Alex, want to describe what will be happening in August 22?</text:p>
      <text:p text:style-name="P1"/>
      <text:p text:style-name="P1">45:52 Speaker E:</text:p>
      <text:p text:style-name="P1">Yes, in August we will launch a branch active States Thinking course and it will unpack the base concepts of the system. One of the base concepts system thinking, It's roles and role based descriptions.</text:p>
      <text:p text:style-name="P1">For four weeks we will define what the roles are, how we can use it to have common meaning with how we can see different things in a way to understand each other. Yeah, that's it.</text:p>
      <text:p text:style-name="P1"/>
      <text:p text:style-name="P1">46:50 Daniel:</text:p>
      <text:p text:style-name="P1">Great. Alex, anything?</text:p>
      <text:p text:style-name="P1">Okay. All right. So in educational activities, we are announcing some of the early sketching around the internship program, which perhaps by any other name would it smell so sweet. It's really like a learning by doing scaffolded affordance. It is a selfdriven opportunity for individuals of all ages, entorhinal states, backgrounds, etc.</text:p>
      <text:p text:style-name="P1">To engage in personal learning and development that will be related in a large part to project based contributions to ActInf lab. So it'll be win win. You'll be learning by doing and contributing to the lab as well and helping projects develop the duration and time commitment.</text:p>
      <text:p text:style-name="P1">47:58 We're figuring out some details, but will be able to make it work for people who want to be involved. We'll find a way to make it happen.</text:p>
      <text:p text:style-name="P1">For those who engage in this type of internship, beyond the priceless value of learning and development and being on the trajectory of active inference, serving the lab can also offer everything from letters of recommendation and evidence and mentorship, as well as increased access to the digital research architectures of the lab. And we also hope to provide more affordances as we gain resources and organizational complexity. And these internships will be centered around a target project, although there will also be curriculum of the internship that is not related to a project like related to watching <text:soft-page-break/>live streams or engaging in the textbook group cohorts.</text:p>
      <text:p text:style-name="P1">49:03 But a lot of the contribution will be focused on a project that will be carried out in a structured way, so it'll provide again great opportunities for people who have skills that they would like to apply, skills they'd like to learn. For now, the best way to learn more about this internship, whether you're interested or whether you know of somebody who might like to maybe get involved, would be to contact us, active coherence@gmail.com and or to register for the systems thinking summer intensive, because these projects will have role based approaches to participating.</text:p>
      <text:p text:style-name="P1">So the Summer intensive is a couple weeks long, couple of hours per week, and it will provide a nice warm up for getting involved in a role based internship program.</text:p>
      <text:p text:style-name="P1">Okay, any other thoughts here?</text:p>
      <text:p text:style-name="P1">50:04 Okay, also in our next steps, we are expanding and scaling the active inference journal. So this is again work with several participants and especially Dave. We've been preparing a sequence of work and practices and roles so that for our past catalog of live streams and other presentations and going forward we will be able to have a effective and automatable and also just documentable. And reproducible approach for preparing the transcript of a speech event into an edited, curated format that can then be rendered into, on one hand, a prose based format which can be published for indexing, citing and searching and on the other hand, into a subtitle format that will facilitate accessibility of the videos and also that can all be translated across different languages.</text:p>
      <text:p text:style-name="P1">51:15 So it'll be really exciting to really nail down our practices and ways of working such that within several days, potentially after a live stream occurring, we could publish a very high quality annotated artifact that could leverage the impact of a lot of these very important conversations that are happening and anything else to add on the journal.</text:p>
      <text:p text:style-name="P1">All right, we will announce here that we are having a second applied active inference symposium on the theme of robotics. It will be held on July 31, 2022, from four to eight and 16 to 20 UTC.</text:p>
      <text:p text:style-name="P1">52:20 So all the dates and times are UTC. It's a four hour first interval, twelve hour break, or sorry, eight hour break, and then another four hour entorhinal states tuned on social media in our newsletter for more information, including presenters. We've been having a great time collaborating with coorganizers Matt Brown and Mark Miller, as well as some of us on this call.</text:p>
      <text:p text:style-name="P1">And in the last year or two, there have just been many important introduction works bridging, active inference and robotics. So for example, here's an image from how active coherence could revolutionize robotics DA Costa, Ant all recently, as well as the paper that we discussed of Data et al. In April in Livestream 42 on the simultaneous localization and mapping. So we hope to hold this symposium where there will be presentations and roundtable type discussions that are live streamed as well as recorded and rewatchable, and also with transcripts that will be published as proceedings to highlight some issues and opportunities in this increasingly important area of active inference and robotics.</text:p>
      <text:p text:style-name="P1">53:47 So we hope to be drawing on many perspectives, those who are coming at the active robotics intersection from the perspective of researchers, industries involved in robotics or active inference, those with curiosity, those with philosophical interest in these topics, ethics, and the social implications.</text:p>
      <text:p text:style-name="P1">There's going to be a lot of great discussions around this symposium, so just stay tuned and we'll have more information coming out soon. Any other comments on the symposium or any other next steps for projects?</text:p>
      <text:p text:style-name="P1"><text:soft-page-break/>Okay, so one new thing, special announcement time.</text:p>
      <text:p text:style-name="P1">As of June 2022 this month, we are formalizing a transformation at the organizational scale from the active coherence lab into the active active inference institute.</text:p>
      <text:p text:style-name="P1">54:58 Use those emojis, but this has been a really exciting development and we like to just share a little bit about it now. We've been working with Fried Frank in pro bono law firm Capacity and they've been helping guide this developmental process. We're initiating some enterprise architecture development such as updating and improving our governance structure, obtaining funding and hiring for research and educational roles, and identification of focal projects as affordances for encoding. More generally. This move in generative models or Markov blanket from the active lab to the active coherence institute helps us clarify and continue on with our strategy around education and research.</text:p>
      <text:p text:style-name="P1">And the time has come for something different and bigger.</text:p>
      <text:p text:style-name="P1">56:03 And so we hope that the AI organization will be able to represent that and scaffold that and provide those services to our niche in the best possible way. I guess there's a ton to share and ask and in the coming few slides we'll talk a little bit about strategy. But what do people want to and here about this just for now.</text:p>
      <text:p text:style-name="P1"/>
      <text:p text:style-name="P1">56:37 Speaker D:</text:p>
      <text:p text:style-name="P1">I want to say that these changes on organizational scale from one hand reflects the growing number of services that we are providing to the niche and from the other hand is an answer for growing complexity of activities. And I believe that after we're analyzing immigration projects before the beginning of next semester, we will be really ready for scaling of our activities and to include more people to participate and having that scale to the opportunity to grow and having to grow with new skills and having new possibly group departments and different types of projects and support different types of collaborations.</text:p>
      <text:p text:style-name="P1"/>
      <text:p text:style-name="P1">57:49 Daniel:</text:p>
      <text:p text:style-name="P1">Thanks. Anyone else want to add before we talk about strategy a little bit?</text:p>
      <text:p text:style-name="P1">You just want to Bleu, please.</text:p>
      <text:p text:style-name="P1"/>
      <text:p text:style-name="P1">58:00 Speaker B:</text:p>
      <text:p text:style-name="P1">I just wanted to add that I don't know, it's really involved process becoming a 503 C and thinking about governance structure and how that fits into our strategy and balancing the things we have to do like obligational commitments. In order to further the success of the active inference institute and also the fun things that we like to do, like research and papers and textbook groups and things like that. So striking a balance has been interesting, challenging, and hopefully it'll be rewarding.</text:p>
      <text:p text:style-name="P1"/>
      <text:p text:style-name="P1">58:41 Daniel:</text:p>
      <text:p text:style-name="P1">Yes, it's only 18 months ago when we began a lot in the beginning of 2021, and we very immediately afterwards began the process of foraging as a nonprofit. We did end up doing that in a California nonprofit and that was a good step that helped us get a taste of the kinds of enterprise architecture that we would ultimately need. And now we're ready to face those challenges and opportunities really directly with this new approach. So it's super exciting and we just wanted to include it in this lab <text:soft-page-break/>meeting as recent developments and more will be coming in the coming months. In July of 22, we'll take kind of a summer break.</text:p>
      <text:p text:style-name="P1">There won't be any live stream paper discussions, and during that time we'll be having a lot of migrations and updates.</text:p>
      <text:p text:style-name="P1">59:52 So just stay tuned for things to be updating as they do in the Act Institute. Let's talk a little bit about strategy. So here we'll present a update on our strategy, documents that as we update this at the Cordially scale, we'll be helping to guide some of the next development steps in active Institute. So, Active Inference Institute AI, or you can use Emojis with just an A and then the two I.</text:p>
      <text:p text:style-name="P1">Emoji is on the path of openendedness. Our strategy considers learning and applying active inference for changes in the niche over multiple nested scales. Through time, we increase the degree of hierarchical communication complexity to overcome competing interactions and frustrated states. We engage in policy selection, reducing our uncertainty about realizing our expectations and preferences for epistemic value values as a nonprofit organization.</text:p>
      <text:p text:style-name="P1">1:00:57 At the same time, to ensure Institute development, we need to secure pragmatic financial sustainability with enabling activity.</text:p>
      <text:p text:style-name="P1">And the three scales that the AII is modifying and interacting with are first, the participant as an agent, the human participant. The Institute provides affordances and updates participants generative models via providing them a modified niche with the Institute as an agent. This level is where we can engage in Institutelevel policy selection and evolve a shared generative model that goes beyond any one participant. And then lastly, we are modifying and interacting with our communities and peer organizations in our epistemic niche, where we provide services and opportunities and engage in collaborations with community. So, any overall thoughts on this?</text:p>
      <text:p text:style-name="P1">1:02:04 Okay, to our first area of focus. Thank you, Bleu.</text:p>
      <text:p text:style-name="P1">Our first area of focus is education. At the participant's scale, we approach the participants active inference mastery as the system of interest to reflect the plurality of individual priors expertise levels and preferences. We develop different educational formats such as workshops, discussion groups, online courses, project based learning, internships, and more. And our preference is to have up to a hundred participants involved in education by the end of 2022 at the Institute scale, we're learning StateoftheART ways of working and practices across functional domains to build and strengthen our organizational capacities. And at the Community Scale, we work on education and reducing research debt for broad communities.</text:p>
      <text:p text:style-name="P1">1:03:08 We develop public video and audio content that spreads, and we prefer to reach out to many dozens of thousands of people with the information that we create. Any other like thoughts or ideas on education?</text:p>
      <text:p text:style-name="P1">I think it's exciting to explore what the future and the present of education are. We've seen only the early days of online education, even though there's been many effective or less effective approaches tried. There's so much to develop around how we educate, especially for active inference lab area two related to research at the participant scale, we provide affordances to scaffold and launch research and development projects by participants.</text:p>
      <text:p text:style-name="P1">1:04:14 Projects can be driven by participants inside or outside of our organization, and the Institute will provide relevant support. We expect to see dozens of research outcomes in the coming months and years, ranging from papers, workshops and conference presentations and from the basic to the applied.</text:p>
      <text:p text:style-name="P1"><text:soft-page-break/>At the Institute scale, as an organization, we rearrange, we catalyze and participate in active inference research projects with long term impact or public goods features like ontology development, knowledge engineering, and also events such as symposiums and conferences. At the Community scale, we recognize and seek to carry out, apply and improve upon research practices from open science, DCM, beyond, so to be caught up education, D school and then to go beyond and create novelty and discover on the frontier research like DSI.</text:p>
      <text:p text:style-name="P1">1:05:24 Those are the two key and first focuses of the active Institute. The third is outreach and engagement. So at the participants scale, we think of participants as ambassadors of the Institute, so we welcome and support their initiatives to share a voice about active inference in various situations and communities.</text:p>
      <text:p text:style-name="P1">At the Institute scale, we aim to set up partnerships with other organizations from academia, industry and beyond. This supports high quality science communication education and collaborations around research topics such as active inference. And at the Community scale, we acknowledge the diversity of people's initial cognition for example, their familiarity with different languages, science, philosophy, computation, everything. We develop projects like the active Coherence online journal and create popular science content for different social media.</text:p>
      <text:p text:style-name="P1">1:06:25 And we hope to provide portfolio of outreach and engagement opportunities again to meet those who are interested where and how they are.</text:p>
      <text:p text:style-name="P1">Any other thoughts or ideas on this?</text:p>
      <text:p text:style-name="P1"/>
      <text:p text:style-name="P1">1:06:46 Speaker B:</text:p>
      <text:p text:style-name="P1">So, just a thought on the research strategy for people that might have projects that didn't start in the active inference lab or projects that they want to start and haven't yet started. We don't necessarily start projects. Sometimes projects come to us. So if you're looking for a network of people or maybe weekly meetings with feedback or something else to scaffold your project, we can provide access to a big community of active inference researchers and like would welcome projects that have already taken off.</text:p>
      <text:p text:style-name="P1">So if you have a project that you want to bring into the lab that is open science that's I think one of the key things force the lab, we would just welcome that opportunity to work with anyone who wants to do active inference lab based project.</text:p>
      <text:p text:style-name="P1"/>
      <text:p text:style-name="P1">1:07:36 Daniel:</text:p>
      <text:p text:style-name="P1">Thanks Lou. And yeah, hopefully we can have more exemplars and clear lanes and the mystery lanes for those that don't even yet exist. But there's a continuum of ways to participate in project based learning ranging from coming to an Act Institute scaffolded project where we will help with the rhythm, the infrastructure, the role assignment and everything. It's kind of like a show up and enter the game type project.</text:p>
      <text:p text:style-name="P1">There also might be projects that are totally off the radar of Act Institute. It's just you are participating in a project or not, but you're connecting with participants in the organization and you find a latent interest and you collaborate that way with your own font, formal documents, ontologies narratives and tools or something in the middle where you have a project that's at a stage where you're ready to get feedback from the active inference community or just from any interested people.</text:p>
      <text:p text:style-name="P1"><text:soft-page-break/>1:08:45 Maybe there's opportunities to collaborate or maybe you're looking for just some help on tweaking it and fine tuning it as you prepare, for example, to submit a paper or develop the next version of something. So there's so many ways to do research and education that we will just have clarity around where is the projects that the institute is scaffolding and moving the needle on. And those are the kind of massively collaborative projects where people who want to be involved can kind of get involved and check back in and out all the way to projects that are self driven and you're seeing the lab as again a niche that is modified for you to support those kinds of research efforts.</text:p>
      <text:p text:style-name="P1">Like one exciting opportunity there is for individuals who would like to be writing or building applications that use active inference to gain some familiarity with the ontology.</text:p>
      <text:p text:style-name="P1">1:09:46 Could go a long way, and somebody could just hang out in the relevant meetings or read the relevant documents and publications. And then that is like a way to close the feedback loop and to use these services that are being provided in the niche, like the ontology. And so reduce research debt by promoting coherent and comprehensive use of active inference terms and concepts. And so there's many ways to learn and research and apply aligned with this overview strategy, work and progress we're presenting here.</text:p>
      <text:p text:style-name="P1">And lastly four methods. At the participant scale, we educate participants so they grow their expertise level in different disciplines as disciplinary expertise entails competency in various practices and tools. We take a holistic approach to participant professional development at the Institute scale, communication and organizational design our fundamental effort.</text:p>
      <text:p text:style-name="P1">1:10:55 We apply active inference systems thinking and other first principles approaches to the institute operations and at the community scale we share and promote methods we use throughout the community to increase the quality and efficiency of collaborations and we're also open to recommendations for new methods and strategies to consider. So methods is a little bit of the how just as if it were a scientific paper and the what is education, research, outreach and engagement.</text:p>
      <text:p text:style-name="P1">So this lab meeting has consisted a little bit of and introduction section. Again sticking with this scientific paper metaphor, an introduction of updates maybe also those are our results, some discussions and next steps. And now with this one new thing we are also pointing the way in which we are heading during this ongoing transformation into the Active Inference Institute.</text:p>
      <text:p text:style-name="P1">1:12:09 It's a really exciting time for those who are involved in paying attention. We expect and prefer and there's many opportunities to be getting more involved in any number of ways ranging from educational opportunities to joining the kinds of projects where you can be engaged in research, education, development, application.</text:p>
      <text:p text:style-name="P1">Many opportunities there and it's just the beginning for the institute. So much more will be happening as time flies.</text:p>
      <text:p text:style-name="P1">What else would people like to address or ask or bring up? In closing.</text:p>
      <text:p text:style-name="P1"/>
      <text:p text:style-name="P1">1:13:14 Speaker D:</text:p>
      <text:p text:style-name="P1">I want to say that results and plans that we're having reflects our initiatives in a really long time scale and we understand that we can evaluate results like in one or two decades and say that this first initial small steps Beren like a beginning on something big. And as for strategy and all that we have now is like applications of approaches that we chose in the beginning and an example of strategy, which is like a process for us. And that updates on quarterly base updates. Of the strategy is important because it <text:soft-page-break/>provides a way to be adaptive and react on changes, on information we are getting in the process of work and also consideration an institute.</text:p>
      <text:p text:style-name="P1">1:14:18 And the strategy on at least three scales that we are paying attention to and planning changes for free scales is also providing to us a lot of opportunities to affect different aspects and niches which are related.</text:p>
      <text:p text:style-name="P1">And that's why being on one hand have a very long time horizontal in our planning and ant the same time having very flexible approach to development like this cornerstone of false principles and kind of evolution and open ended approach I believe will bring us very interesting results advanced.</text:p>
      <text:p text:style-name="P1"/>
      <text:p text:style-name="P1">1:15:18 Daniel:</text:p>
      <text:p text:style-name="P1">Does anyone else want to add anything or I'll make a note we can continue discussing.</text:p>
      <text:p text:style-name="P1">So one conversation that Jacob and I and others were kind of developing and meming out over the quarter was like what if active inference only works for like one or two times steps. And as we consider deeper and deeper, even potentially two in the most extreme versions of the meme that the combinatorics of decision making in principle and or in practice become challenging to evaluate and compute like the computational complexity grows potentially extremely rapidly considering even two moves deep, so to speak. We've seen several approaches to dealing with this. First is the continuous time approximation of active inference where there is no explicit time series prediction of future time points.</text:p>
      <text:p text:style-name="P1">1:16:23 There's just like a Taylor series approximation based upon the generalized coordinates of motion.</text:p>
      <text:p text:style-name="P1">Other approaches we've seen are deep active inference, just rolling out that prediction to deeper and deeper time points anyway, and then utilizing heuristics and other algorithmic approaches to ameliorate that combinatoric. And we've also seen sophisticated or hierarchical active inference modeling where potentially at two or more hierarchical model scales of the model, still only one or two time points or only a few time points have to be reflected. So it would be like to predict out 100 years. One could have a model with a temporal depth of 100, or there could be ten time points, each consisting of a decade of ten years. And so then that could even be broken down further.</text:p>
      <text:p text:style-name="P1">And so when Alex was talking about the way in which there's an imperative to act in an adaptive way to not die and to live and to thrive and to serve, of course, but in many cases there are some challenges associated with decision making.</text:p>
      <text:p text:style-name="P1">1:17:45 We don't have the ability to do a B testing or null hypothesis or even just alternatives over very long time scales, over certain levels of organization. It might be possible to do for an agent that's rapid or has a lot of individuals engaging with it, like a website. A B testing might work super well if 100 people are looking at the website every day, whereas in organizational design there isn't that much of the same affordance. And it speaks to the way in which our multiple nested timescales of updating hopefully provide clarity so that we don't need to be at the fast cycle trying to predict out 100 years.</text:p>
      <text:p text:style-name="P1">But with increasingly deep hierarchical temporal models, we might be able to act adaptive in a multiscale way. So, for example, in 2021 we were planning heavily on the quarter timescale we introduction and assembled our scientific advisory board which began operating in 2022.</text:p>
      <text:p text:style-name="P1">1:18:59 And that was explicitly after one year of operations, expanding our temporal horizon to the one year time scale. Now, with the Kind brain architectures updates that the Act Institute is providing and <text:soft-page-break/>necessitating, we're thinking beyond one year explicitly because questions like who can elect who in the organization? They do play out over slower and slower time scales.</text:p>
      <text:p text:style-name="P1">So it's Beren quite interesting, even mostly qualitatively, to be applying and transferring what we're learning about multi scale decision making under uncertainty from active inference, which is kind of what it's about, and apply it in the organizational multiscale context with a participant in the projects and teams and the institute scale and the community in the niche scale.</text:p>
      <text:p text:style-name="P1">1:20:04 And so it's already been very rewarding and we hope effective to, in a principled way, bring our learnings and ideas about organizational design and the vast emergence that so many participants do bring to the table on these issues. And coordinate around carrying that out in the active inference ontology in a sense, and using other pieces of the puzzle that aren't now or in the future even necessarily part of the active inference biology. A lot of those features we derive from systems thinking. Active inference isn't a project management approach so there's going to have to be like more than just the active ontology to carry out effective team management.</text:p>
      <text:p text:style-name="P1">But that's why we use multiple ways of learning and researching.</text:p>
      <text:p text:style-name="P1">1:21:09 So it just was very interesting how some of the theoretical discussions that we were having literally about multiscale planning in multiagent active simulations and the kind of cognitive complexity that needs to happen on board the entity, what is their actual cognitive complexity and awareness and affordances versus how are we going to simulate it? How do we prevent the simulation from, like, sneaking in extra indoctrination? How do we think about the role of stigma and the modifications of the niche and the cognitive offloading that could happen in a multiagent setting or in a stigmergic context that is in tight feedback with the ways in which we're also structuring our own niche. And a lot of that really started to take an acceleration point in the last several months with Jacob's contribution of active lock friends and other individuals contributions and the seeds were planted in the work even before active lab existed.</text:p>
      <text:p text:style-name="P1">1:22:26 With Violkin it all 2020 active coherence lab and behavior engineering and systems thinking and remote teams. So it is a long game, but then long compared to what? It's just the game it is. And multiscale decision making with diverse perspectives over multiple spatial and temporal scales are not like the end point or some hot take that is our starting point for planning as inference. And I hope that all these threads can just continue to develop over the timescales that are appropriate and that we can connect with participants who are interested or those who see that high quality engagement and relationship building and development are worthwhile in terms of epistemic and pragmatic value.</text:p>
      <text:p text:style-name="P1">1:23:28 And sometimes that takes multiple years to approach this exciting and developing topic which is changing month by month as our guest dreams just recently have been highlighting. So for those who feel uncertain about participating, they feel some impulse to get involved now watching Livestream or in the future. Yes, it's easy and absolutely valid to feel busy and like it's an affordance that's not immediately preferable and I'm not saying drop everything and join Act Institute. However, again, we hope that those who have paid attention to what we've shared today and hopefully continue to share and for those who resonate with the approach that we're taking, adaptively resonate with the strategic vision and with the increasingly clear and numerous affordances for learning and researching.</text:p>
      <text:p text:style-name="P1">1:24:34 We hope to connect with you individuals and create services that scale even beyond those who get very active in the Institute itself.</text:p>
      <text:p text:style-name="P1">And so much more is to come. Again, it has been quite a ride in the last six quarters, and people can <text:soft-page-break/>check our quarterly round table meetings, which are slides being modified up to the day, basically, and they're like an honest representation of how things are developing. Our uncertainties around different developments in the lab. We have nothing if not honesty and clarity and vision, so there's no clean way to end it when one has walked this deep down the Planck. But I'll just, again, you know, appreciate everyone who's helped in every way to get us to this point.</text:p>
      <text:p text:style-name="P1">1:25:42 From the people who, like, first were enthusiastic about the idea of active inference Lab lab in the beginning of 2021. And end of 2020, more than a year before the textbook, when it was, and still, to some extent, is, an assemblage of papers with partially overlapping focus and ontology uses and notation. And amidst that uncertainty, some people did step up, and they acted, and they inferred and they served. And now we're starting another chapter, and the logo doesn't change, and everything else is just continuing to develop. So it's been a great ride, and thanks again to everybody who, even as just a listener for now, has been involved in some way in really being a part of the embodiment and the action of ActInf activinstitute.</text:p>
      <text:p text:style-name="P1">1:26:46 So just expect and prefer epistemic and pragmatic value, and may the gradient be with you.</text:p>
      <text:p text:style-name="P1">Any last comments? Or we can end it there?</text:p>
      <text:p text:style-name="P1">Okay, thank you, fellows. See you later. Bye.</text:p>
      <text:p text:style-name="P1"/>
      <text:p text:style-name="P1">1:27:14 Speaker D:</text:p>
      <text:p text:style-name="P1">Thank you!</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09:42:11.599620181</dc:date>
    <meta:editing-duration>PT3H34M11S</meta:editing-duration>
    <meta:editing-cycles>12</meta:editing-cycles>
    <meta:generator>LibreOffice/7.4.2.3$Linux_X86_64 LibreOffice_project/40$Build-3</meta:generator>
    <meta:document-statistic meta:table-count="1" meta:image-count="0" meta:object-count="0" meta:page-count="19" meta:paragraph-count="236" meta:word-count="10200" meta:character-count="60375" meta:non-whitespace-character-count="50410"/>
  </office:meta>
</office:document-meta>
</file>